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159cm" fo:margin-bottom="0.159cm" loext:contextual-spacing="false" fo:orphans="2" fo:widows="2" fo:text-indent="0cm" style:auto-text-indent="false"/>
      <style:text-properties fo:font-variant="normal" fo:text-transform="none" fo:color="#1d2129" style:font-name="Helvetica" fo:font-size="10.5pt" fo:letter-spacing="normal" fo:font-style="normal" fo:font-weight="normal" officeooo:paragraph-rsid="00042050"/>
    </style:style>
    <style:style style:name="P2" style:family="paragraph" style:parent-style-name="Text_20_body" style:list-style-name="L1">
      <style:paragraph-properties fo:margin-top="0.159cm" fo:margin-bottom="0.159cm" loext:contextual-spacing="false" fo:orphans="2" fo:widows="2"/>
      <style:text-properties fo:font-variant="normal" fo:text-transform="none" fo:color="#1d2129" style:font-name="Helvetica" fo:font-size="10.5pt" fo:letter-spacing="normal" fo:font-style="normal" fo:font-weight="normal" officeooo:paragraph-rsid="00042050"/>
    </style:style>
    <style:style style:name="P3" style:family="paragraph" style:parent-style-name="Text_20_body" style:list-style-name="L2">
      <style:paragraph-properties fo:margin-top="0.159cm" fo:margin-bottom="0.159cm" loext:contextual-spacing="false" fo:orphans="2" fo:widows="2"/>
      <style:text-properties fo:font-variant="normal" fo:text-transform="none" fo:color="#1d2129" style:font-name="Helvetica" fo:font-size="10.5pt" fo:letter-spacing="normal" fo:font-style="normal" fo:font-weight="normal" officeooo:paragraph-rsid="00042050"/>
    </style:style>
    <style:style style:name="P4" style:family="paragraph" style:parent-style-name="Text_20_body" style:list-style-name="L2">
      <style:paragraph-properties fo:margin-top="0.159cm" fo:margin-bottom="0.159cm" loext:contextual-spacing="false" fo:orphans="2" fo:widows="2"/>
      <style:text-properties fo:font-variant="normal" fo:text-transform="none" fo:color="#1d2129" style:font-name="Helvetica" fo:font-size="12pt" fo:letter-spacing="normal" fo:font-style="normal" fo:font-weight="bold" officeooo:paragraph-rsid="00042050" style:font-size-asian="12pt" style:font-weight-asian="bold" style:font-size-complex="12pt" style:font-weight-complex="bold"/>
    </style:style>
    <style:style style:name="P5" style:family="paragraph" style:parent-style-name="Text_20_body" style:list-style-name="L1">
      <style:paragraph-properties fo:margin-top="0.159cm" fo:margin-bottom="0.159cm" loext:contextual-spacing="false" fo:orphans="2" fo:widows="2"/>
      <style:text-properties officeooo:paragraph-rsid="00042050"/>
    </style:style>
    <style:style style:name="T1" style:family="text">
      <style:text-properties officeooo:rsid="00042050"/>
    </style:style>
    <style:style style:name="T2" style:family="text">
      <style:text-properties fo:font-variant="normal" fo:text-transform="none" fo:color="#1d2129" style:font-name="Helvetica" fo:font-size="10.5pt" fo:letter-spacing="normal" fo:font-style="normal" fo:font-weight="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025539541659913233" text:style-name="L2">
        <text:list-header>
          <text:p text:style-name="P4">EL WIFI NO ÉS PERILLÓS PER A LA SALUT</text:p>
        </text:list-header>
        <text:list-item>
          <text:p text:style-name="P3">Les ones WiFi són ones electromagnètiques de baixa freqüència ( de la banda 2'4GHz i 5GHz). Són ones del mateix tipus que les de telefonia mòbil, les ones ràdio, les ones TV, i, també, el microones.</text:p>
        </text:list-item>
        <text:list-item>
          <text:p text:style-name="P3">Estam rodejats de radiació. El Sol és la principal font de radiació que tenim, a més dels rajos còsmics que travessen l'atmosfera constantment. La pròpia llum visible és radiació (molt més energètica que la radiació WiFi). De fet, encara que estigueu aïllats de tot, el Sol també emet radiació WiFi. I és més, encara que apagueu el WiFi els vespres, vos segueixen travessant ones de TV i de ràdio a una potència igual o superior.</text:p>
        </text:list-item>
        <text:list-item>
          <text:p text:style-name="P3">Existeixen dos tipus d'ones electromagnètiques: les ionitzants i les no ionitzants. Les primeres són molt energètiques (rajos X, radiació nuclear etc.) i afecten l'estructura de les mol·lècules. Poden produir malalties als éssers vius, com també curar (la radioteràpia, per exemple).</text:p>
        </text:list-item>
        <text:list-item>
          <text:p text:style-name="P3">Les no-ionitzants són les menys energètiques. Les ones WiFi, la ràdio, la llum etc. són tan poc potents que es consideren no-ionitzants. No afecten l'estructura de les mol·lècules vives. Com a fet curiós, si el microones encalenteix el menjar és perquè agita les mol·lècules d'aigua, però en cap cas les destrueix.</text:p>
        </text:list-item>
      </text:list>
      <text:p text:style-name="P1"><text:span text:style-name="T1">A</text:span>lguns fets que demostren que la por al WiFi no té fonament:</text:p>
      <text:list xml:id="list253716693347572282" text:style-name="L1">
        <text:list-item>
          <text:p text:style-name="P2">Una antena WiFi emet típicament a 1W de potència. Els telèfons mòbils, a 2W. El primer, el tenim al terrat de casa o a un dispositiu a uns metres de nosaltres. Els mòbils els tenim enganxats al propi cos. Si tenim por del primer, més por ens hauria de fer el segon. És més, els telèfons mòbils avui en dia també tenen tots una antena WiFi.</text:p>
        </text:list-item>
        <text:list-item>
          <text:p text:style-name="P2">La llum visible és més potent que el WiFi. De fet, és mil vegades més potent i no ens fa por.</text:p>
        </text:list-item>
        <text:list-item>
          <text:p text:style-name="P2">Un forn microones emet a 800W. Si vos fa por "l'efecte microones" (encalentir l'aigua dels teixits vius), fent un càlcul senzill s'arriba a la conclusió que necessitaríem 800 antenes WiFi concentrades en un sol punt per fer aquest efecte.</text:p>
        </text:list-item>
        <text:list-item>
          <text:p text:style-name="P2">Així mateix, ja fa 10 anys que el WiFi és entre nosaltres, i casi 20 anys que tenim telèfons mòbils. Si realment fossin perillosos, estaríem parlant d'una pandèmia a nivell global, especialment a les grans ciutats, on cada bloc de pisos té, com a mínim, 100 WiFis funcionant.</text:p>
        </text:list-item>
        <text:list-item>
          <text:p text:style-name="P2">Generalment, s'apel·la a un síndrome anomenat hipersensibilitat electromagnètica. Aquest síndrome no està reconegut per la comunitat mèdica, i respon a símptomes molt inespecífics que s'engloben dins dels transtorns psicosomàtics.</text:p>
        </text:list-item>
        <text:list-item>
          <text:p text:style-name="P5"><text:span text:style-name="T2">Hi ha un estudi, de la OMS, que demostra que les ones del telèfon mòbil no són perilloses per la salut. S'anomena INTERPHONE i és el més complet i rigorós fet fins ara. Bàsicament, no varen trobar evidències que l'ús del telèfon mòbil incrementés el risc de patir malalti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1:30:34.715746704</meta:creation-date>
    <dc:date>2016-11-18T11:33:08.110139396</dc:date>
    <meta:editing-duration>PT2M37S</meta:editing-duration>
    <meta:editing-cycles>1</meta:editing-cycles>
    <meta:document-statistic meta:table-count="0" meta:image-count="0" meta:object-count="0" meta:page-count="1" meta:paragraph-count="12" meta:word-count="486" meta:character-count="2781" meta:non-whitespace-character-count="2318"/>
    <meta:generator>LibreOffice/5.2.2.2$Linux_X86_64 LibreOffice_project/20m0$Build-2</meta:generator>
  </office:meta>
</office:document-meta>
</file>